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6pt" fo:font-weight="bold" officeooo:rsid="0016bfad" officeooo:paragraph-rsid="0016bfa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Mono" fo:font-size="14pt" fo:font-style="italic" officeooo:rsid="000cdbb7" officeooo:paragraph-rsid="0016bfad" style:font-size-asian="14pt" style:font-style-asian="italic" style:font-size-complex="14pt" style:font-style-complex="italic"/>
    </style:style>
    <style:style style:name="P3" style:family="paragraph" style:parent-style-name="Preformatted_20_Text">
      <style:text-properties style:font-name="Liberation Mono" fo:font-size="14pt" fo:font-weight="bold" officeooo:rsid="00132433" officeooo:paragraph-rsid="0016bfad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Mono" fo:font-size="14pt" fo:font-weight="bold" officeooo:rsid="00132433" officeooo:paragraph-rsid="001d7a5c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Liberation Mono" officeooo:rsid="000cdbb7" officeooo:paragraph-rsid="0016bfad"/>
    </style:style>
    <style:style style:name="P6" style:family="paragraph" style:parent-style-name="Preformatted_20_Text">
      <style:text-properties style:font-name="Liberation Mono" fo:font-size="12pt" fo:font-weight="normal" officeooo:rsid="000cdbb7" officeooo:paragraph-rsid="0016bfad" style:font-size-asian="12pt" style:font-weight-asian="normal" style:font-size-complex="12pt" style:font-weight-complex="normal"/>
    </style:style>
    <style:style style:name="P7" style:family="paragraph" style:parent-style-name="Preformatted_20_Text">
      <loext:graphic-properties draw:fill="none"/>
      <style:paragraph-properties fo:margin-left="0.3118in" fo:margin-right="0in" fo:margin-top="0in" fo:margin-bottom="0in" loext:contextual-spacing="false" fo:text-indent="0in" style:auto-text-indent="false" fo:background-color="transparent"/>
      <style:text-properties style:font-name="Liberation Mono" fo:font-size="10pt" fo:font-style="normal" fo:font-weight="normal" officeooo:rsid="006530a3" officeooo:paragraph-rsid="0016bf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6bfad" officeooo:paragraph-rsid="0016bfa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style="normal" fo:font-weight="bold" officeooo:rsid="001f01e1" officeooo:paragraph-rsid="001f01e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6bfad" style:font-size-asian="10pt" style:font-weight-asian="normal" style:font-size-complex="10pt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d7a5c" style:font-size-asian="10pt" style:font-weight-asian="normal" style:font-size-complex="10pt" style:font-weight-complex="normal"/>
    </style:style>
    <style:style style:name="P12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f01e1" style:font-size-asian="10pt" style:font-weight-asian="normal" style:font-size-complex="10pt" style:font-weight-complex="normal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style="normal" fo:font-weight="normal" officeooo:rsid="006530a3" officeooo:paragraph-rsid="001f01e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6bfad" style:font-size-asian="10pt" style:font-weight-asian="normal" style:font-size-complex="10pt" style:font-weight-complex="normal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62dc42" officeooo:paragraph-rsid="001d7a5c" style:font-size-asian="10pt" style:font-weight-asian="normal" style:font-size-complex="10pt" style:font-weight-complex="normal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1f01e1" style:font-size-asian="10pt" style:font-weight-asian="normal" style:font-size-complex="10pt" style:font-weight-complex="normal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20a7e8" style:font-size-asian="10pt" style:font-weight-asian="normal" style:font-size-complex="10pt" style:font-weight-complex="normal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fo:color="#000000" style:font-name="DejaVu Sans Mono" fo:font-size="10pt" fo:font-style="normal" fo:font-weight="normal" officeooo:rsid="001f01e1" officeooo:paragraph-rsid="001f01e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fo:color="#000000" style:font-name="DejaVu Sans Mono" fo:font-size="10pt" fo:font-style="normal" fo:font-weight="normal" officeooo:rsid="001a093f" officeooo:paragraph-rsid="0020a7e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style="normal" fo:font-weight="normal" officeooo:rsid="00209fc5" officeooo:paragraph-rsid="001f01e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20a7e8" style:font-size-asian="10pt" style:font-weight-asian="normal" style:font-size-complex="10pt" style:font-weight-complex="normal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20e7c8" style:font-size-asian="10pt" style:font-weight-asian="normal" style:font-size-complex="10pt" style:font-weight-complex="normal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Liberation Mono" fo:font-size="14pt" fo:font-weight="bold" officeooo:rsid="0016bfad" officeooo:paragraph-rsid="0020e7c8" style:font-size-asian="14pt" style:font-weight-asian="bold" style:font-size-complex="14pt" style:font-weight-complex="bold"/>
    </style:style>
    <style:style style:name="P24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Liberation Mono" fo:font-size="14pt" fo:font-weight="bold" officeooo:rsid="0016bfad" officeooo:paragraph-rsid="0020e7c8" style:font-size-asian="14pt" style:font-weight-asian="bold" style:font-size-complex="14pt" style:font-weight-complex="bold"/>
    </style:style>
    <style:style style:name="P2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.3098in"/>
        </style:tab-stops>
      </style:paragraph-properties>
      <style:text-properties style:font-name="Liberation Mono" fo:font-size="10pt" fo:font-weight="normal" officeooo:rsid="0016bfad" officeooo:paragraph-rsid="0020e7c8" style:font-size-asian="10pt" style:font-weight-asian="normal" style:font-size-complex="10pt" style:font-weight-complex="normal"/>
    </style:style>
    <style:style style:name="T1" style:family="text">
      <style:text-properties officeooo:rsid="0016bfad"/>
    </style:style>
    <style:style style:name="T2" style:family="text">
      <style:text-properties fo:font-style="normal" officeooo:rsid="006530a3" style:font-style-asian="normal" style:font-style-complex="normal"/>
    </style:style>
    <style:style style:name="T3" style:family="text">
      <style:text-properties fo:font-style="normal" officeooo:rsid="0016bfad" style:font-style-asian="normal" style:font-style-complex="normal"/>
    </style:style>
    <style:style style:name="T4" style:family="text">
      <style:text-properties fo:font-style="normal" officeooo:rsid="0065b813" style:font-style-asian="normal" style:font-style-complex="normal"/>
    </style:style>
    <style:style style:name="T5" style:family="text">
      <style:text-properties fo:font-style="normal" officeooo:rsid="001d7a5c" style:font-style-asian="normal" style:font-style-complex="normal"/>
    </style:style>
    <style:style style:name="T6" style:family="text">
      <style:text-properties fo:font-style="normal" officeooo:rsid="001f01e1" style:font-style-asian="normal" style:font-style-complex="normal"/>
    </style:style>
    <style:style style:name="T7" style:family="text">
      <style:text-properties fo:font-style="normal" officeooo:rsid="001f087b" style:font-style-asian="normal" style:font-style-complex="normal"/>
    </style:style>
    <style:style style:name="T8" style:family="text">
      <style:text-properties fo:font-style="normal" officeooo:rsid="00209fc5" style:font-style-asian="normal" style:font-style-complex="normal"/>
    </style:style>
    <style:style style:name="T9" style:family="text">
      <style:text-properties fo:font-style="normal" officeooo:rsid="0020a7e8" style:font-style-asian="normal" style:font-style-complex="normal"/>
    </style:style>
    <style:style style:name="T10" style:family="text">
      <style:text-properties fo:font-style="normal" officeooo:rsid="0020e7c8" style:font-style-asian="normal" style:font-style-complex="normal"/>
    </style:style>
    <style:style style:name="T11" style:family="text">
      <style:text-properties fo:font-style="italic" officeooo:rsid="001f01e1" style:font-style-asian="italic" style:font-style-complex="italic"/>
    </style:style>
    <style:style style:name="T12" style:family="text">
      <style:text-properties fo:font-style="italic" officeooo:rsid="00209fc5" style:font-style-asian="italic" style:font-style-complex="italic"/>
    </style:style>
    <style:style style:name="T13" style:family="text">
      <style:text-properties fo:font-style="italic" officeooo:rsid="0020e7c8" style:font-style-asian="italic" style:font-style-complex="italic"/>
    </style:style>
    <style:style style:name="T14" style:family="text">
      <style:text-properties fo:color="#000000" style:font-name="DejaVu Sans Mono" fo:font-style="italic" officeooo:rsid="001a093f" style:font-style-asian="italic" style:font-style-complex="italic"/>
    </style:style>
    <style:style style:name="T15" style:family="text">
      <style:text-properties fo:color="#000000" style:font-name="DejaVu Sans Mono" fo:font-style="italic" officeooo:rsid="001d7a5c" style:font-style-asian="italic" style:font-style-complex="italic"/>
    </style:style>
    <style:style style:name="T16" style:family="text">
      <style:text-properties fo:color="#000000" style:font-name="DejaVu Sans Mono" fo:font-style="italic" officeooo:rsid="001f01e1" style:font-style-asian="italic" style:font-style-complex="italic"/>
    </style:style>
    <style:style style:name="T17" style:family="text">
      <style:text-properties fo:color="#000000" style:font-name="DejaVu Sans Mono" fo:font-style="italic" officeooo:rsid="0020a7e8" style:font-style-asian="italic" style:font-style-complex="italic"/>
    </style:style>
    <style:style style:name="T18" style:family="text">
      <style:text-properties fo:color="#000000" style:font-name="DejaVu Sans Mono" fo:font-style="italic" officeooo:rsid="0020e7c8" style:font-style-asian="italic" style:font-style-complex="italic"/>
    </style:style>
    <style:style style:name="T19" style:family="text">
      <style:text-properties fo:color="#000000" style:font-name="DejaVu Sans Mono" fo:font-style="normal" officeooo:rsid="001a093f" style:font-style-asian="normal" style:font-style-complex="normal"/>
    </style:style>
    <style:style style:name="T20" style:family="text">
      <style:text-properties fo:color="#000000" style:font-name="DejaVu Sans Mono" fo:font-style="normal" officeooo:rsid="001d7a5c" style:font-style-asian="normal" style:font-style-complex="normal"/>
    </style:style>
    <style:style style:name="T21" style:family="text">
      <style:text-properties fo:color="#000000" style:font-name="DejaVu Sans Mono" fo:font-style="normal" officeooo:rsid="001f01e1" style:font-style-asian="normal" style:font-style-complex="normal"/>
    </style:style>
    <style:style style:name="T22" style:family="text">
      <style:text-properties fo:color="#000000" style:font-name="DejaVu Sans Mono" fo:font-style="normal" officeooo:rsid="0020a7e8" style:font-style-asian="normal" style:font-style-complex="normal"/>
    </style:style>
    <style:style style:name="T23" style:family="text">
      <style:text-properties fo:color="#000000" style:font-name="DejaVu Sans Mono" fo:font-style="normal" officeooo:rsid="0020e7c8" style:font-style-asian="normal" style:font-style-complex="normal"/>
    </style:style>
    <style:style style:name="T24" style:family="text">
      <style:text-properties officeooo:rsid="001d7a5c"/>
    </style:style>
    <style:style style:name="T25" style:family="text">
      <style:text-properties officeooo:rsid="001f01e1"/>
    </style:style>
    <style:style style:name="T26" style:family="text">
      <style:text-properties officeooo:rsid="0020e7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ΑΝΑΠΤΥΞΗ ΛΟΓΙΣΜΙΚΟΥ </text:p>
      <text:p text:style-name="P1">ΓΙΑ ΔΙΚΤΥΑ ΤΗΛΕΠΙΚΟΙΝΩΝΙΩΝ</text:p>
      <text:p text:style-name="P1"/>
      <text:p text:style-name="P2"><text:span text:style-name="T1">ΦΑΣΗ</text:span> – <text:span text:style-name="T1">1η</text:span> – <text:s/><text:span text:style-name="T24">Backhaul Server</text:span></text:p>
      <text:p text:style-name="P5"/>
      <text:p text:style-name="P6">Ονοματεπώνυμο: Ζωγόπουλος Ζώης</text:p>
      <text:p text:style-name="P6">ΑΜ: 1115200600257</text:p>
      <text:p text:style-name="P6"/>
      <text:p text:style-name="P6"/>
      <text:p text:style-name="P3">Γενικά – Οργάνωση</text:p>
      <text:p text:style-name="P3"/>
      <text:p text:style-name="P10"><text:tab/>Ο <text:span text:style-name="T24">backhaul server</text:span> περιλαμβάνει το package <text:span text:style-name="T24">backhaul</text:span>.server με τα εξής java <text:tab/>αρχεία:</text:p>
      <text:p text:style-name="P14"><text:tab/><text:tab/><text:span text:style-name="T1">Main.java</text:span></text:p>
      <text:p text:style-name="P14"><text:tab/><text:tab/><text:span text:style-name="T24">BackhaulSocket.java</text:span></text:p>
      <text:p text:style-name="P14"><text:tab/><text:tab/><text:span text:style-name="T24">BackhaulSocketServer.java</text:span></text:p>
      <text:p text:style-name="P14"><text:tab/><text:tab/><text:span text:style-name="T24">DataExtraction.java</text:span></text:p>
      <text:p text:style-name="P14"><text:tab/><text:tab/><text:span text:style-name="T24">Entropy.java</text:span></text:p>
      <text:p text:style-name="P15"><text:span text:style-name="T2"><text:tab/>Επίσης στο directory </text:span><text:span text:style-name="T5">Backhaul_Server</text:span><text:span text:style-name="T3"> του project, </text:span><text:span text:style-name="T2">υπάρχει </text:span><text:span text:style-name="T3">το</text:span><text:span text:style-name="T2"> αρχεί</text:span><text:span text:style-name="T3">ο</text:span><text:span text:style-name="T2"> </text:span><text:span text:style-name="T4">R</text:span><text:span text:style-name="T2">eadme</text:span></text:p>
      <text:p text:style-name="P15"><text:span text:style-name="T2"><text:tab/></text:span><text:span text:style-name="T5">και το αρχείο Backhaul_Server.iml</text:span><text:span text:style-name="T3"> που περιέχει τα απαιτούμενα dependencies</text:span><text:span text:style-name="T2">.</text:span></text:p>
      <text:p text:style-name="P7"/>
      <text:p text:style-name="P7"/>
      <text:p text:style-name="P9">EEG Data Extraction</text:p>
      <text:p text:style-name="P4"/>
      <text:p text:style-name="P11"><text:tab/><text:span text:style-name="T20">Ο backhaul server, αρχικά είναι υπεύθυνος για την ανάπτυξη του </text:span><text:span text:style-name="T15">training set</text:span></text:p>
      <text:p text:style-name="P16"><text:span text:style-name="T15"><text:tab/>μοντέλου</text:span><text:span text:style-name="T20">, το οποίο στην συνέχεια θα αποσταλεί στον edge server. Για κάθε </text:span></text:p>
      <text:p text:style-name="P16"><text:span text:style-name="T20"><text:tab/></text:span><text:span text:style-name="T21">κανάλι κάθε</text:span><text:span text:style-name="T20"> csv αρχεί</text:span><text:span text:style-name="T21">ου</text:span><text:span text:style-name="T20"> στον φάκελο </text:span><text:span text:style-name="T15">Training Set</text:span><text:span text:style-name="T20"> υπολογίζεται η εντροπία.</text:span></text:p>
      <text:p text:style-name="P16"><text:span text:style-name="T20"><text:tab/></text:span><text:span text:style-name="T21">Στην συνέχεια, οι τιμές των εντροπιών, μαζί με το όνομα του πειράματος </text:span></text:p>
      <text:p text:style-name="P16"><text:span text:style-name="T21"><text:tab/></text:span><text:span text:style-name="T16">Eyes Opened</text:span><text:span text:style-name="T21"> ή </text:span><text:span text:style-name="T16">Eyes Closed</text:span><text:span text:style-name="T21">, γράφονται στο αρχείο </text:span><text:span text:style-name="T16">training_set.csv. </text:span><text:span text:style-name="T21">Μόλις </text:span></text:p>
      <text:p text:style-name="P18"><text:tab/>αποθηκευτούν όλα τα πειράματα, το αρχείο είναι έτοιμο για αποστολή στον </text:p>
      <text:p text:style-name="P17"><text:span text:style-name="T21"><text:tab/>edge server. </text:span><text:span text:style-name="T19">Για την υλοποίηση </text:span><text:span text:style-name="T22">του DataExtraction, χρησιμοποιήθηκε η </text:span></text:p>
      <text:p text:style-name="P17"><text:span text:style-name="T22"><text:tab/>βιβλιοθήκη </text:span><text:span text:style-name="T17">MIToolboxJava</text:span><text:span text:style-name="T22"> </text:span><text:span text:style-name="T19">και το JavaSDK.</text:span></text:p>
      <text:p text:style-name="P18"/>
      <text:p text:style-name="P18"/>
      <text:p text:style-name="P8">Websocket <text:span text:style-name="T24">Server</text:span></text:p>
      <text:p text:style-name="P3"/>
      <text:p text:style-name="P12"><text:tab/><text:span text:style-name="T25">Μετά την δημιουργία του αρχείου </text:span><text:span text:style-name="T11">training_set.csv,</text:span><text:span text:style-name="T6"> ο backhaul server </text:span></text:p>
      <text:p text:style-name="P16"><text:span text:style-name="T6"><text:tab/>αρχικοποιεί τον websocket server </text:span><text:span text:style-name="T7">και περιμένει τον edge server να συνδεθεί </text:span></text:p>
      <text:p text:style-name="P16"><text:span text:style-name="T7"><text:tab/>στο websocket. Μέσω του annotation @OnWebSocketConnect </text:span><text:span text:style-name="T8">ενημερώνεται για την </text:span></text:p>
      <text:p text:style-name="P20"><text:tab/>νέα σύνδεση και στην συνέχεια μέσω του @OnWebSocketMessage λαμβάνει μηνύματα </text:p>
      <text:p text:style-name="P16"><text:span text:style-name="T8"><text:tab/>από τον πελάτη του. Αφού λάβει το πρώτο </text:span><text:span text:style-name="T12">“Hello Backhaul Server”</text:span><text:span text:style-name="T8"> μήνυμα από </text:span></text:p>
      <text:p text:style-name="P16"><text:span text:style-name="T8"><text:tab/>τον edge server, στέλνει τα περιεχόμενα του </text:span><text:span text:style-name="T12">training_set.csv</text:span><text:span text:style-name="T8"> αρχείου. Έπειτα </text:span></text:p>
      <text:p text:style-name="P20"><text:tab/>λαμβάνει τον τερματισμό της σύνδεσης του edge server στο websocket μέσω του </text:p>
      <text:p text:style-name="P17"><text:span text:style-name="T8"><text:tab/>annotation @OnWebSocketClose </text:span><text:span text:style-name="T9">και τερματίζει τον websocket server. </text:span><text:span text:style-name="T19">Για την</text:span></text:p>
      <text:p text:style-name="P19"><text:tab/>υλοποίηση του websocket client χρησιμοποιήθηκε η βιβλιοθήκη </text:p>
      <text:p text:style-name="P17"><text:span text:style-name="T19"><text:tab/></text:span><text:span text:style-name="T14">jetty-runner-9.4.6.v20170531</text:span><text:span text:style-name="T19"> και το JavaSDK.</text:span></text:p>
      <text:p text:style-name="P17"><text:span text:style-name="T19"/></text:p>
      <text:p text:style-name="P17"><text:span text:style-name="T19"/></text:p>
      <text:p text:style-name="P24"><text:span text:style-name="T10">JDBC Driver</text:span></text:p>
      <text:p text:style-name="P23"><text:span text:style-name="T10"/></text:p>
      <text:p text:style-name="P25"><text:tab/><text:span text:style-name="T26">Μετά την επικοινωνία του backhaul server με τον edge server μέσω websocket </text:span></text:p>
      <text:p text:style-name="P22"><text:tab/><text:span text:style-name="T26">και την αποστολή του αρχείου </text:span><text:span text:style-name="T13">training_set.csv</text:span><text:span text:style-name="T10">, o backhaul server αρχικοποιεί</text:span></text:p>
      <text:p text:style-name="P22"><text:span text:style-name="T10"><text:tab/>την σύνδεση με την βάση δεδομένων. Η σύνδεση αυτή επιτυγχάνεται, μέσω του</text:span></text:p>
      <text:p text:style-name="P22"><text:span text:style-name="T10"><text:tab/> jdbc driver και χρησιμοποιώντας το κατάλληλο username, password και</text:span></text:p>
      <text:p text:style-name="P22"><text:span text:style-name="T10"><text:tab/>database URL. </text:span><text:span text:style-name="T19">Για την υλοποίηση του </text:span><text:span text:style-name="T23">jdbc driver</text:span><text:span text:style-name="T19"> χρησιμοποιήθηκε η βιβλιοθήκη </text:span></text:p>
      <text:p text:style-name="P22"><text:span text:style-name="T19"><text:tab/></text:span><text:span text:style-name="T18">mysql-connector-java-8.0.13.jar</text:span><text:span text:style-name="T19"> και το JavaSDK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21:37:40.462170375</dc:date>
    <meta:editing-duration>PT19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293" meta:character-count="2198" meta:non-whitespace-character-count="1887"/>
  </office:meta>
</office:document-meta>
</file>